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" style:family="text">
      <style:text-properties fo:font-size="9.00pt" fo:font-weight="normal" fo:font-family="Arial" style:font-family-asian="Arial" style:font-family-complex="Arial" fo:background-color="transparent" fo:color="#ff0000"/>
    </style:style>
    <style:style style:name="T1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9" style:family="text">
      <style:text-properties fo:font-size="9.00pt" fo:font-weight="normal" fo:font-family="Arial" style:font-family-asian="Arial" style:font-family-complex="Arial" fo:background-color="transparent" fo:color="#ff0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50.00%" fo:text-align="center" fo:margin-left="-12.00pt" fo:text-indent="0.00pt" fo:margin-right="14.15pt"/>
    </style:style>
    <style:style style:name="P2" style:family="paragraph">
      <style:paragraph-properties fo:line-height="150.00%" fo:text-align="center" fo:margin-left="-12.00pt" fo:text-indent="0.00pt" fo:margin-right="14.20pt" fo:margin-bottom="6.00pt"/>
    </style:style>
    <style:style style:name="P3" style:family="paragraph">
      <style:paragraph-properties fo:line-height="150.00%" fo:text-align="justify" fo:margin-left="-11.90pt" fo:text-indent="0.00pt" fo:margin-right="14.20pt" fo:margin-bottom="6.00pt"/>
    </style:style>
    <style:style style:name="P4" style:family="paragraph">
      <style:paragraph-properties fo:line-height="100.00%" fo:text-align="center" fo:margin-left="-12.00pt" fo:text-indent="0.00pt" fo:margin-right="14.15pt"/>
    </style:style>
    <style:style style:name="P5" style:family="paragraph">
      <style:paragraph-properties fo:line-height="100.00%" fo:text-align="justify" fo:margin-left="-12.00pt" fo:text-indent="0.00pt" fo:margin-right="14.15pt">
        <style:tab-stops>
          <style:tab-stop style:position="54.55pt"/>
          <style:tab-stop style:position="217.55pt"/>
          <style:tab-stop style:position="281.35pt"/>
          <style:tab-stop style:position="408.90pt"/>
        </style:tab-stops>
      </style:paragraph-properties>
    </style:style>
    <style:style style:name="P6" style:family="paragraph">
      <style:paragraph-properties fo:line-height="100.00%" fo:text-align="center" fo:margin-left="-12.00pt" fo:text-indent="0.00pt" fo:margin-right="14.15pt"/>
    </style:style>
    <style:style style:name="P7" style:family="paragraph">
      <style:paragraph-properties fo:line-height="200.00%" fo:text-align="center" fo:margin-left="-11.90pt" fo:text-indent="0.00pt" fo:margin-right="14.20pt" fo:margin-bottom="6.00pt"/>
    </style:style>
    <style:style style:name="P8" style:family="paragraph">
      <style:paragraph-properties fo:line-height="100.00%" fo:text-align="center" fo:margin-left="-11.90pt" fo:text-indent="0.00pt" fo:margin-right="14.20pt" fo:margin-bottom="6.00pt"/>
    </style:style>
    <style:style style:name="P9" style:family="paragraph">
      <style:paragraph-properties fo:line-height="200.00%" fo:text-align="center" fo:margin-left="-11.90pt" fo:text-indent="0.00pt" fo:margin-right="14.20pt" fo:margin-bottom="6.00pt"/>
    </style:style>
    <style:style style:name="P10" style:family="paragraph">
      <style:paragraph-properties fo:line-height="100.00%" fo:text-align="center" fo:margin-left="-11.90pt" fo:text-indent="0.00pt" fo:margin-right="14.20pt" fo:margin-bottom="6.00pt"/>
    </style:style>
    <style:style style:name="P11" style:family="paragraph">
      <style:paragraph-properties fo:line-height="100.00%" fo:text-align="center" fo:margin-left="-11.90pt" fo:text-indent="0.00pt" fo:margin-right="14.20pt" fo:margin-top="6.00pt"/>
    </style:style>
    <style:style style:name="P12" style:family="paragraph">
      <style:paragraph-properties fo:line-height="150.00%" fo:text-align="center" fo:margin-left="-12.00pt" fo:text-indent="0.00pt" fo:margin-right="14.15p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2">Declaração de Compromisso e Sinceridade na Atuação da Disciplina</text:span></text:p>
      <text:p text:style-name="P2"><text:span text:style-name="T3"/></text:p>
      <text:p text:style-name="P2"><text:span text:style-name="T3"/></text:p>
      <text:p text:style-name="P3"><text:span text:style-name="T4">Eu, _</text:span><text:span text:style-name="T5">Enzo Gabriel Guedes Queiroz Saraiva</text:span><text:span text:style-name="T6">_ , declaro para todos os fins, que estou assumindo o compromisso consciente de agir com sinceridade e respeito as definições e diretrizes relacionadas a disciplina __</text:span><text:span text:style-name="T7">Sistemas de Banco de Dados 2_</text:span><text:span text:style-name="T8">_ , ao qual estou envolvido neste período letivo na Universidade de Brasília (UnB) que compreende o período da pandemia provocada pelo Coronavírus (junho/2022 até setembro/2022).</text:span></text:p>
      <text:p text:style-name="P3"><text:span text:style-name="T8">Estarei agindo e relatando a veracidade dos fatos e situações ao qual estarei participando e contribuindo para a averiguação da verdade que possibilitará a apresentação dos resultados relativos com a minha aprendizagem neste período, de forma fidedigna, contribuindo com as apurações, resultados e possíveis pesquisas cientificas relacionadas as ações educacionais realizadas neste período da disciplina.</text:span></text:p>
      <text:p text:style-name="P3"><text:span text:style-name="T8">Me comprometo a respeitar as definições e orientações contidas no Plano de Ensino da disciplina, assim como nas regras das atividades avaliativas propostas neste Plano, assumindo todas as consequências decorrentes do meu não cumprimento a tais definições da disciplina.</text:span></text:p>
      <text:p text:style-name="P3"><text:span text:style-name="T8">Não havendo mais nada a declarar, e ciente das responsabilidades pelas declarações prestadas, firmo a presente.</text:span></text:p>
      <text:p text:style-name="P3"><text:span text:style-name="T8"/></text:p>
      <text:p text:style-name="P4"><text:span text:style-name="T8"/></text:p>
      <text:p text:style-name="P4"><text:span text:style-name="T8">_</text:span><text:span text:style-name="T9">Brasília</text:span><text:span text:style-name="T10">___, __</text:span><text:span text:style-name="T11">27</text:span><text:span text:style-name="T12">__ de ___</text:span><text:span text:style-name="T13">Junho</text:span><text:span text:style-name="T14">______ de<text:s text:c="2"/>2022.</text:span></text:p>
      <text:p text:style-name="P5"><text:span text:style-name="T15"><text:tab/></text:span></text:p>
      <text:p text:style-name="P6"><text:span text:style-name="T16"/></text:p>
      <text:p text:style-name="P7"><text:span text:style-name="T16"/></text:p>
      <text:p text:style-name="P8"><text:span text:style-name="T16"/></text:p>
      <text:p text:style-name="P8"><draw:frame text:anchor-type="as-char" svg:width="80.26mm" svg:height="24.34mm" style:rel-width="scale" style:rel-height="scale"><draw:object-ole xlink:href="OleObj1"/><draw:image xlink:href="ObjectReplacements/OleObj1"/></draw:frame><text:span text:style-name="T18"/></text:p>
      <text:p text:style-name="P9"><text:span text:style-name="T18"/></text:p>
      <text:p text:style-name="P10"><text:span text:style-name="T19">CPF</text:span><text:span text:style-name="T20">: __</text:span><text:span text:style-name="T21">044-860-521_<text:s/></text:span><text:span text:style-name="T22">- _</text:span><text:span text:style-name="T23">02<text:s text:c="2"/></text:span><text:span text:style-name="T24">/<text:s text:c="2"/></text:span><text:span text:style-name="T25">Matrícula UnB</text:span><text:span text:style-name="T26">: _</text:span><text:span text:style-name="T27">160119006______</text:span><text:span text:style-name="T28"/></text:p>
      <text:p text:style-name="P11"><text:span text:style-name="T29"/></text:p>
      <text:p text:style-name="P12"><text:span text:style-name="T3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